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4/21 – 4/22</text:p>
      <text:p text:style-name="Standard">imported weapons, armor</text:p>
      <text:p text:style-name="Standard">imported basilisk, dire badger, ettin, hill giant, shadow, wraith, wyvern</text:p>
      <text:p text:style-name="Standard">edited basilisk, confirmed basilisk gaze petrify</text:p>
      <text:p text:style-name="Standard">edited ettin, created as_group_ettins, waypoint</text:p>
      <text:p text:style-name="Standard">edited dire badger (NO RAGE?)</text:p>
      <text:p text:style-name="Standard">added dreadwarrrior company waypoint and script (tested)</text:p>
      <text:p text:style-name="Standard">created shadow, shadow_gang script, waypoint (tested)</text:p>
      <text:p text:style-name="Standard">created hobgoblin, hobgoblin_gang script, waypoint (tested)</text:p>
      <text:p text:style-name="Standard">imported, edited black bear, black bears script,created black bears waypoint (tested)</text:p>
      <text:p text:style-name="Standard">created vampire_spawn_pack script, waypoint (tested)</text:p>
      <text:p text:style-name="Standard">created werewolves script, waypoint (tested)</text:p>
      <text:p text:style-name="Standard">created wight_gang script, waypoint (tested)</text:p>
      <text:p text:style-name="Standard">increased speed of gargoyle, created group gargoyles, created waypoint (tested)</text:p>
      <text:p text:style-name="Standard">imported wolf, created wolf_pack script, updated temperate_clear to point to new wolf, waypoint (tested)</text:p>
      <text:p text:style-name="Standard">imported / edited wyvern</text:p>
      <text:p text:style-name="Standard">imported dogs</text:p>
      <text:p text:style-name="Standard">created halfling, halfling fighter 5. NOTE: can use ALFA crossbows?</text:p>
      <text:p text:style-name="Standard">Created halfing scout script,waypoint (tested)</text:p>
      <text:p text:style-name="Standard">added script, waypoint Hellhounds</text:p>
      <text:p text:style-name="Standard">created wraith, script, waypoint, group</text:p>
      <text:p text:style-name="Standard"/>
      <text:p text:style-name="Standard">4/23</text:p>
      <text:p text:style-name="Standard">edited hellounds script to call... hellhounds</text:p>
      <text:p text:style-name="Standard">edited wraith (added weapon finess)</text:p>
      <text:p text:style-name="Standard">funky business w/ waypoints losing local variables when dropped in mod?<text:line-break/>Debughed wraith, shadow (added +2 or +3 to hit, removed weapon finesses as creature weapon doesnt get weapon finesse)</text:p>
      <text:p text:style-name="Standard"/>
      <text:p text:style-name="Standard"/>
      <text:p text:style-name="Standard">TODO:</text:p>
      <text:p text:style-name="Standard">– add ruathym isle? Glacier / cold. With sea caves</text:p>
      <text:p text:style-name="Standard">river for swanmay river?</text:p>
      <text:p text:style-name="Standard">Orcskull mountains... orcs and hills?<text:line-break/>Gwyneth <text:span text:style-name="T1">Aspenheights: foothills hills?</text:span></text:p>
      <text:p text:style-name="Standard">Skaug hills </text:p>
      <text:p text:style-name="P1">moray isle orcskull mountains (lots of orcs here now)</text:p>
      <text:p text:style-name="P1">moray isle trollsclaw range (lots of trolls here now)</text:p>
      <text:p text:style-name="P1">Omans Isle Ironkeep Caves (dungeon)</text:p>
      <text:p text:style-name="P1">omans isle grampalt hilands (some ogres, cold area)</text:p>
      <text:p text:style-name="P1">k28 gwyneth is:wild caves, lots of kobolds***</text:p>
      <text:p text:style-name="P1">O24 alaron isle: aithelar caverns (dungeon, empty)</text:p>
      <text:p text:style-name="P1">white rock flooded mines (empty)</text:p>
      <text:p text:style-name="Standard">Gwyneth Is: High Home: Dwarf Lands (hills)</text:p>
      <text:p text:style-name="Standard">leads to wild caves above</text:p>
      <text:p text:style-name="Standard">graystaad <text:s/>cliffs norheim</text:p>
      <text:p text:style-name="Standard">P14 Craftenor Is; upper caftenor (some orcs here already)</text:p>
      <text:p text:style-name="Standard">omans isle: old stone wood</text:p>
      <text:p text:style-name="Standard"/>
      <text:p text:style-name="Standard">increase frequency in farheights?<text:line-break/></text:p>
      <text:p text:style-name="Standard"><text:soft-page-break/></text:p>
      <text:p text:style-name="Standard">increase frequency of spawns? Pirates separate? Multiple groups per map?</text:p>
      <text:p text:style-name="Standard">Appearances for wyrmlings, giant beetle (small)?</text:p>
      <text:p text:style-name="Standard"/>
      <text:p text:style-name="Standard">4/24 </text:p>
      <text:p text:style-name="Standard">Fixed gnoll (HPs, bow, stats)</text:p>
      <text:p text:style-name="Standard">added fire beetle cluster script</text:p>
      <text:p text:style-name="Standard">added dungeon 1_3 script</text:p>
      <text:p text:style-name="Standard">added dire rat pack script</text:p>
      <text:p text:style-name="Standard">added dire rat script</text:p>
      <text:p text:style-name="Standard">4/26</text:p>
      <text:list xml:id="list28378607" text:style-name="L1">
        <text:list-item>
          <text:p text:style-name="P2">added dungeon 1 script</text:p>
        </text:list-item>
        <text:list-item>
          <text:p text:style-name="P2">created monstrous spider, small, spider bite small</text:p>
        </text:list-item>
        <text:list-item>
          <text:p text:style-name="P2">created spiders_small script, waypoint</text:p>
        </text:list-item>
        <text:list-item>
          <text:p text:style-name="P2">added script dwarf_team, elf_squad</text:p>
        </text:list-item>
        <text:list-item>
          <text:p text:style-name="P2">added dwarven warrior</text:p>
        </text:list-item>
        <text:list-item>
          <text:p text:style-name="P2">added waypoints elf squad, dwarf team</text:p>
        </text:list-item>
        <text:list-item>
          <text:p text:style-name="P2">added goblin gang script, waypoint</text:p>
        </text:list-item>
        <text:list-item>
          <text:p text:style-name="P2">modified goblin patrol to call gobin gang</text:p>
        </text:list-item>
        <text:list-item>
          <text:p text:style-name="P2">created script: lizardfolk_gang</text:p>
        </text:list-item>
        <text:list-item>
          <text:p text:style-name="P2">created large spider, large spider bite</text:p>
        </text:list-item>
        <text:list-item>
          <text:p text:style-name="P2">created troglodyte, troglodyte_clutch, waypoint</text:p>
        </text:list-item>
        <text:list-item>
          <text:p text:style-name="P2">created quaggoth, immunity to fear property</text:p>
        </text:list-item>
      </text:list>
      <text:p text:style-name="Standard"/>
      <text:p text:style-name="Standard">4/30 </text:p>
      <text:list xml:id="list28395046" text:style-name="L2">
        <text:list-item>
          <text:p text:style-name="P3">corrected troglodyte hps, spider names</text:p>
        </text:list-item>
        <text:list-item>
          <text:p text:style-name="P3">imported and corrected tyrantfog zombie, bombardier beetle, imp, and gel cube</text:p>
        </text:list-item>
        <text:list-item>
          <text:p text:style-name="P3">NOTE: NEED TO USE MEDIUM SIZE FOR BOMB BEETLE (OR CORRECT FIRE BEETLE)</text:p>
        </text:list-item>
        <text:list-item>
          <text:p text:style-name="P3">need test acid spray on bomb beetle</text:p>
        </text:list-item>
        <text:list-item>
          <text:p text:style-name="P3">NEED TO FIX MERCHANTS (merchants, and merchant guards, thats it)</text:p>
        </text:list-item>
        <text:list-item>
          <text:p text:style-name="P3"/>
        </text:list-item>
      </text:list>
      <text:p text:style-name="Standard">5/10</text:p>
      <text:list xml:id="list28376157" text:style-name="L3">
        <text:list-item>
          <text:p text:style-name="P4">lot of quaggoths?</text:p>
        </text:list-item>
        <text:list-item>
          <text:p text:style-name="P4">Something didnt spawn</text:p>
        </text:list-item>
        <text:list-item>
          <text:p text:style-name="P4">Worg riders?</text:p>
        </text:list-item>
      </text:list>
      <text:list xml:id="list28631970" text:style-name="L4">
        <text:list-item>
          <text:p text:style-name="P5">tested zombies, dwarf squad, kobold and goblin squads, skeletons, </text:p>
        </text:list-item>
        <text:list-item>
          <text:p text:style-name="P5">dwarf injured and not named, , elfs not named (no names on purpose, dwarves fixed)</text:p>
        </text:list-item>
      </text:list>
      <text:list xml:id="list28677817" text:style-name="L5">
        <text:list-item>
          <text:p text:style-name="P6">beetles tested, but are medium size need be smaller</text:p>
        </text:list-item>
        <text:list-item>
          <text:p text:style-name="P6">dire rats worked... are they the right size? Maybe are medium or something? (need be fixed later)</text:p>
        </text:list-item>
        <text:list-item>
          <text:p text:style-name="P6">Changed called resref for fire beetle cluster (tested)</text:p>
        </text:list-item>
        <text:list-item>
          <text:p text:style-name="P6">changed spider colony small <text:s/>spawn group in waypoint (tested)</text:p>
          <text:p text:style-name="P6">summons too many hobgoblins!</text:p>
        </text:list-item>
        <text:list-item>
          <text:p text:style-name="P6">Tested hobgoblins (too many, is EL 4 on avg, can be EL 5), imps, orc gang, lizardfolk gang, ghoul gang, gnolls, imps, bomb beetles</text:p>
        </text:list-item>
        <text:list-item>
          <text:p text:style-name="P6">added dire badgers script, waypoint, added to dungeon EL 1-3 script (tested)</text:p>
        </text:list-item>
        <text:list-item>
          <text:p text:style-name="P6">fixed dungeon script to call groups instead of creatures for imps, bomb beetles, dire badgers</text:p>
        </text:list-item>
        <text:list-item>
          <text:p text:style-name="P6">fixed spiders (had too much hps... also do they have right AB? Weapon finesse and bite?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2H3M22S</meta:editing-duration>
    <meta:editing-cycles>94</meta:editing-cycles>
    <meta:generator>LibreOffice/3.4$Win32 LibreOffice_project/340m1$Build-302</meta:generator>
    <dc:date>2012-05-12T10:21:34.08</dc:date>
    <meta:document-statistic meta:table-count="0" meta:image-count="0" meta:object-count="0" meta:page-count="2" meta:paragraph-count="85" meta:word-count="607" meta:character-count="3895" meta:non-whitespace-character-count="3397"/>
    <meta:user-defined meta:name="Info 1"/>
    <meta:user-defined meta:name="Info 2"/>
    <meta:user-defined meta:name="Info 3"/>
    <meta:user-defined meta:name="Info 4"/>
  </office:meta>
</office:document-meta>
</file>